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1" style:family="text">
      <style:text-properties officeooo:rsid="0005d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lerie Moza: Affine Texture Warping Shader Kit</text:p>
      <text:p text:style-name="Standard"><text:a xlink:type="simple" xlink:href="https://assetstore.unity.com/packages/vfx/shaders/psx-shader-kit-183591?aid=1101l9Bhe&amp;utm_campaign=unity_affiliate&amp;utm_medium=affiliate&amp;utm_source=partnerize-linkmaker" text:style-name="Internet_20_link" text:visited-style-name="Visited_20_Internet_20_Link"><text:span text:style-name="Internet_20_link">https://assetstore.unity.com/packages/vfx/shaders/psx-shader-kit-183591?aid=1101l9Bhe&amp;utm_campaign=unity_affiliate&amp;utm_medium=affiliate&amp;utm_source=partnerize-linkmaker</text:span></text:a> </text:p>
      <text:p text:style-name="Standard">Sebastian Lague: Portals <text:span text:style-name="T1">(Did not work in URP, needed for Halftones. Trying something else)</text:span></text:p>
      <text:p text:style-name="Standard"><text:a xlink:type="simple" xlink:href="https://github.com/SebLague/Portals/tree/master" text:style-name="Internet_20_link" text:visited-style-name="Visited_20_Internet_20_Link"><text:span text:style-name="Internet_20_link">https://github.com/SebLague/Portals/tree/master</text:span>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7</meta:editing-cycles>
    <meta:creation-date>2023-10-16T05:48:00</meta:creation-date>
    <dc:date>2024-01-04T22:15:46.273914614</dc:date>
    <meta:editing-duration>PT6H18M42S</meta:editing-duration>
    <meta:generator>LibreOffice/7.6.4.1$Linux_X86_64 LibreOffice_project/60$Build-1</meta:generator>
    <meta:document-statistic meta:table-count="0" meta:image-count="0" meta:object-count="0" meta:page-count="1" meta:paragraph-count="4" meta:word-count="23" meta:character-count="354" meta:non-whitespace-character-count="333"/>
    <meta:user-defined meta:name="AppVersion">16.0000</meta:user-defined>
    <meta:template xlink:type="simple" xlink:actuate="onRequest" xlink:title="Normal.dotm" xlink:href=""/>
  </office:meta>
</office:document-meta>
</file>